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e772" officeooo:paragraph-rsid="0005e772"/>
    </style:style>
    <style:style style:name="P2" style:family="paragraph" style:parent-style-name="Standard">
      <style:text-properties officeooo:rsid="0006ff41" officeooo:paragraph-rsid="0006ff41"/>
    </style:style>
    <style:style style:name="P3" style:family="paragraph" style:parent-style-name="Standard">
      <style:text-properties officeooo:rsid="0008bd6e" officeooo:paragraph-rsid="0008bd6e"/>
    </style:style>
    <style:style style:name="P4" style:family="paragraph" style:parent-style-name="Standard">
      <style:text-properties officeooo:rsid="000c945c" officeooo:paragraph-rsid="000c945c"/>
    </style:style>
    <style:style style:name="T1" style:family="text">
      <style:text-properties officeooo:rsid="0006ff41"/>
    </style:style>
    <style:style style:name="T2" style:family="text">
      <style:text-properties officeooo:rsid="0008bd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rojecting the ground-plane onto the image plane.</text:p>
      <text:p text:style-name="P1"/>
      <text:p text:style-name="P1">Appealing idea but is not a proper way of tackling this. The image plane and ground plane are orthogonal in 3D. Rays from the camera center intersectig both planes is what indicates the point’s reflection of one onto another </text:p>
      <text:p text:style-name="P1"/>
      <text:p text:style-name="P1"/>
      <text:p text:style-name="P1">- <text:span text:style-name="T1">predicting camera motion from optical flow of closer features.</text:span></text:p>
      <text:p text:style-name="P2"/>
      <text:p text:style-name="P2">This would work if we assume we are in an area close to some model we can predict. If we predict ground plane and we get a drop-off our motion prediction would be off. We would get the same result if we predicted a ground plane and got a wall, we would also have to assume we have enough features to get a motion prediction. Otherwise our prediction would be based on features found on walls or other surfaces which could lead us to predict faster or slower motion. </text:p>
      <text:p text:style-name="P2"/>
      <text:p text:style-name="P2"/>
      <text:p text:style-name="P2">- <text:span text:style-name="T2">Potential procedure:</text:span></text:p>
      <text:p text:style-name="P3">1- Get (x,y) of feature at t0 </text:p>
      <text:p text:style-name="P3">2- Get z of that feature</text:p>
      <text:p text:style-name="P3">3- propagate that feature using motion params. </text:p>
      <text:p text:style-name="P3">4- project back on image and calculate flow. </text:p>
      <text:p text:style-name="P3">5- compare and hypothesize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4">Modeling empty room</text:p>
      <text:p text:style-name="P4"/>
      <text:p text:style-name="P4">First observation is that the vanishing line of a ground plane when the camera is parallel to the ground would be the center of the image at infinity.**** IS IT? </text:p>
      <text:p text:style-name="P4">Any points above the image vertical middle line would not fit a model of a ground-plane.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13:31:27.870779007</meta:creation-date>
    <dc:date>2018-05-09T17:40:35.965282596</dc:date>
    <meta:editing-duration>P3DT4H9M6S</meta:editing-duration>
    <meta:editing-cycles>6</meta:editing-cycles>
    <meta:generator>LibreOffice/5.1.6.2$Linux_X86_64 LibreOffice_project/10m0$Build-2</meta:generator>
    <meta:document-statistic meta:table-count="0" meta:image-count="0" meta:object-count="0" meta:page-count="2" meta:paragraph-count="13" meta:word-count="230" meta:character-count="1272" meta:non-whitespace-character-count="1046"/>
  </office:meta>
</office:document-meta>
</file>